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e of entry1</text:p>
          </table:table-cell>
          <table:table-cell office:value-type="string" calcext:value-type="string">
            <text:p>views1</text:p>
          </table:table-cell>
          <table:table-cell office:value-type="string" calcext:value-type="string">
            <text:p>downloads1</text:p>
          </table:table-cell>
          <table:table-cell office:value-type="string" calcext:value-type="string">
            <text:p>date of entry2</text:p>
          </table:table-cell>
          <table:table-cell office:value-type="string" calcext:value-type="string">
            <text:p>views2</text:p>
          </table:table-cell>
          <table:table-cell office:value-type="string" calcext:value-type="string">
            <text:p>downloads2</text:p>
          </table:table-cell>
          <table:table-cell office:value-type="string" calcext:value-type="string">
            <text:p>date of entry3</text:p>
          </table:table-cell>
          <table:table-cell office:value-type="string" calcext:value-type="string">
            <text:p>views3</text:p>
          </table:table-cell>
          <table:table-cell office:value-type="string" calcext:value-type="string">
            <text:p>downloads3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author1</text:p>
          </table:table-cell>
          <table:table-cell office:value-type="string" calcext:value-type="string">
            <text:p>author2</text:p>
          </table:table-cell>
          <table:table-cell office:value-type="string" calcext:value-type="string">
            <text:p>author3</text:p>
          </table:table-cell>
          <table:table-cell office:value-type="string" calcext:value-type="string">
            <text:p>author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Agenda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555" calcext:value-type="float">
            <text:p>55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18.10.2020.</text:p>
          </table:table-cell>
          <table:table-cell office:value-type="float" office:value="560" calcext:value-type="float">
            <text:p>56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18.09.2022</text:p>
          </table:table-cell>
          <table:table-cell office:value-type="float" office:value="613" calcext:value-type="float">
            <text:p>613</text:p>
          </table:table-cell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<text:a xlink:href="https://zenodo.org/record/1443501#.XzLyBDVS-02" xlink:type="simple">https://zenodo.org/record/1443501#.XzLyBDVS-02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ree software and open culture in Serbia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8.10.2020.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.09.2022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ttps://zenodo.org/record/1477080#.XzLyWTVS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an Satarić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SOH Conference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8.10.2020.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09.2022.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tps://zenodo.org/record/1469786#.XzLy8TVS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rag Pejović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On the borderline between hardware and software: Free instruction set architectures as an alternativ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10.2020.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.09.2022.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zenodo.org/record/1411140#.XzLzKDVS-01" xlink:type="simple">https://zenodo.org/record/1411140#.XzLzKD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adimir Milovanović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adeset pet godina R programskog jezika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8.10.2020.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8.09.2022.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zenodo.org/record/1469763#.XzLzaTVS-02" xlink:type="simple">https://zenodo.org/record/1469763#.XzLzaTVS-0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jan Krstajić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tection of dual licencing violation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18.10.2020.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.09.2022.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zenodo.org/record/1993613#.XzLzwTVS-01" xlink:type="simple">https://zenodo.org/record/1993613#.XzLzwT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oš Cvetanović</text:p>
          </table:table-cell>
          <table:table-cell office:value-type="string" calcext:value-type="string">
            <text:p>Zaharije Radivojević</text:p>
          </table:table-cell>
          <table:table-cell office:value-type="string" calcext:value-type="string">
            <text:p>Saša Stojanović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w open science norms improve scientific practices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8.10.2020.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8.09.2022.</text:p>
          </table:table-cell>
          <table:table-cell office:value-type="float" office:value="252" calcext:value-type="float">
            <text:p>25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zenodo.org/record/1469802#.XzL0HDVS-01" xlink:type="simple">https://zenodo.org/record/1469802#.XzL0HD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iljana Lazarević</text:p>
          </table:table-cell>
          <table:table-cell office:value-type="string" calcext:value-type="string">
            <text:p>Iris Žeželj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Space – institutional repositories – dissemination of research results: A local case study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8.10.2020.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8.09.2022.</text:p>
          </table:table-cell>
          <table:table-cell office:value-type="float" office:value="240" calcext:value-type="float">
            <text:p>24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zenodo.org/record/1411159#.Xqsdm5lS_IU" xlink:type="simple">https://zenodo.org/record/1411159#.Xqsdm5lS_IU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silije Rajović</text:p>
          </table:table-cell>
          <table:table-cell office:value-type="string" calcext:value-type="string">
            <text:p>Biljana Kosanović</text:p>
          </table:table-cell>
          <table:table-cell office:value-type="string" calcext:value-type="string">
            <text:p>Milica Ševkušić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en source hardware and software for biomedical measurements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.10.2020.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.09.2022.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zenodo.org/record/1411170#.XzL0xTVS-01" xlink:type="simple">https://zenodo.org/record/1411170#.XzL0xT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on Sovilj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hods for assessing cognitive workload of drivers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8.10.2020.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8.09.2022.</text:p>
          </table:table-cell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zenodo.org/record/1471537#.XzL1FjVS-01" xlink:type="simple">https://zenodo.org/record/1471537#.XzL1Fj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ka Sodni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NU/Linux and its place through history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.10.2020.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8.09.2022.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zenodo.org/record/1411176#.XzL1TzVS-01" xlink:type="simple">https://zenodo.org/record/1411176#.XzL1Tz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đan Popo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voreni nastavni materijali: Interna iskustva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302" calcext:value-type="float">
            <text:p>30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8.10.2020.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8.09.2022.</text:p>
          </table:table-cell>
          <table:table-cell office:value-type="float" office:value="411" calcext:value-type="float">
            <text:p>41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s://zenodo.org/record/1468045#.XzL1fzVS-01" xlink:type="simple">https://zenodo.org/record/1468045#.XzL1fz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dica Miljko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učiti prvake Python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8.10.2020.</text:p>
          </table:table-cell>
          <table:table-cell office:value-type="float" office:value="54" calcext:value-type="float">
            <text:p>5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8.09.2022.</text:p>
          </table:table-cell>
          <table:table-cell office:value-type="float" office:value="105" calcext:value-type="float">
            <text:p>10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s://zenodo.org/record/1469775#.XzL1wTVS-01" xlink:type="simple">https://zenodo.org/record/1469775#.XzL1wTVS-01</text:a>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o Mišić</text:p>
          </table:table-cell>
          <table:table-cell office:value-type="string" calcext:value-type="string">
            <text:p>Sanja Delčev</text:p>
          </table:table-cell>
          <table:table-cell office:value-type="string" calcext:value-type="string">
            <text:p>Tamara Šekulara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 Byron and her contributions to early computer science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8.10.2020.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8.09.2022.</text:p>
          </table:table-cell>
          <table:table-cell office:value-type="float" office:value="172" calcext:value-type="float">
            <text:p>172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<text:a xlink:href="https://zenodo.org/record/1470547#.XzL2DTVS-01" xlink:type="simple">https://zenodo.org/record/1470547#.XzL2DT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ija Punt</text:p>
          </table:table-cell>
          <table:table-cell office:value-type="string" calcext:value-type="string">
            <text:p>Martijn P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irati kao devojčica: rodne razlike u računarstvu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.10.2020.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.09.2022.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zenodo.org/record/1476518#.XzL2VTVS-01" xlink:type="simple">https://zenodo.org/record/1476518#.XzL2VT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jana Stanković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linical engineering: Experiences and practices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.10.2020.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.09.2022.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zenodo.org/record/1411190#.XzL2mjVS-01" xlink:type="simple">https://zenodo.org/record/1411190#.XzL2mj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a Vidović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rska prava i slobodne licence (za istraživače)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66" calcext:value-type="float">
            <text:p>16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8.10.2020.</text:p>
          </table:table-cell>
          <table:table-cell office:value-type="float" office:value="169" calcext:value-type="float">
            <text:p>16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8.09.2022.</text:p>
          </table:table-cell>
          <table:table-cell office:value-type="float" office:value="228" calcext:value-type="float">
            <text:p>22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a xlink:href="https://zenodo.org/record/1469000#.XzL2zzVS-01" xlink:type="simple">https://zenodo.org/record/1469000#.XzL2zz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ca Ševkušić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od u programski jezik Python sa primenom u električnim merenjima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8.10.2020.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8.09.2022.</text:p>
          </table:table-cell>
          <table:table-cell office:value-type="float" office:value="262" calcext:value-type="float">
            <text:p>26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zenodo.org/record/1469745#.XzL2zzVS-01" xlink:type="simple">https://zenodo.org/record/1469745#.XzL2zzVS-01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rag Pejović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Conference report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10.2020.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8.09.2022.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zenodo.org/record/1469316#.XzL3SDVS-01" xlink:type="simple">https://zenodo.org/record/1469316#.XzL3SD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sters of historical infographs and telegraph law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8.10.2020.</text:p>
          </table:table-cell>
          <table:table-cell office:value-type="float" office:value="129" calcext:value-type="float">
            <text:p>12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8.09.2022.</text:p>
          </table:table-cell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zenodo.org/record/1473009#.XzL3pTVS-00" xlink:type="simple">https://zenodo.org/record/1473009#.XzL3pTVS-00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 Petrović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Conference Announcement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111" calcext:value-type="float">
            <text:p>1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8.10.2020.</text:p>
          </table:table-cell>
          <table:table-cell office:value-type="float" office:value="112" calcext:value-type="float">
            <text:p>1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8.09.2022.</text:p>
          </table:table-cell>
          <table:table-cell office:value-type="float" office:value="124" calcext:value-type="float">
            <text:p>12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zenodo.org/record/1311651#.XzL30TVS-00" xlink:type="simple">https://zenodo.org/record/1311651#.XzL30TVS-00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Milan Bjelica</text:p>
          </table:table-cell>
          <table:table-cell office:value-type="string" calcext:value-type="string">
            <text:p>Miloš Cvetanović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ja vodilja i kodeks ponašanja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1.08.2020.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.10.2020.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.09.2022.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zenodo.org/record/1421274#.XzL3zjVS-00" xlink:type="simple">https://zenodo.org/record/1421274#.XzL3zjVS-00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oš Đurić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2019: Final program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218" calcext:value-type="float">
            <text:p>1218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18.10.2020.</text:p>
          </table:table-cell>
          <table:table-cell office:value-type="float" office:value="1236" calcext:value-type="float">
            <text:p>1236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18.09.2022.</text:p>
          </table:table-cell>
          <table:table-cell office:value-type="float" office:value="1440" calcext:value-type="float">
            <text:p>1440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<text:a xlink:href="https://zenodo.org/record/3484052#.XzL4iTVS-01" xlink:type="simple">https://zenodo.org/record/3484052#.XzL4iTVS-0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second PSSOH: Editorial board perspectiv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.10.2020.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.09.2022.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zenodo.org/record/3936562#.XzL43TVS-00" xlink:type="simple">https://zenodo.org/record/3936562#.XzL43TVS-00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oš Cvetano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kalne zajednice okupljene oko slobodnog softvera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309" calcext:value-type="float">
            <text:p>30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8.10.2020.</text:p>
          </table:table-cell>
          <table:table-cell office:value-type="float" office:value="323" calcext:value-type="float">
            <text:p>32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8.09.2022.</text:p>
          </table:table-cell>
          <table:table-cell office:value-type="float" office:value="382" calcext:value-type="float">
            <text:p>38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zenodo.org/record/3534231#.XzL5FzVS-01" xlink:type="simple">https://zenodo.org/record/3534231#.XzL5Fz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ola Todorović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-source business model – GitLab case study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.10.2020.</text:p>
          </table:table-cell>
          <table:table-cell office:value-type="float" office:value="149" calcext:value-type="float">
            <text:p>14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8.09.2022.</text:p>
          </table:table-cell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zenodo.org/record/3542578#.XzL5UzVS-01" xlink:type="simple">https://zenodo.org/record/3542578#.XzL5Uz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ja Čupić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kidata: Structured data repository that anyone can edit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8.10.2020.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09.2022.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zenodo.org/record/3542518#.XzL5mDVS-01" xlink:type="simple">https://zenodo.org/record/3542518#.XzL5mD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ip Maljković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en Source in Autonomous Driving. Accelerating development towards automation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.10.2020.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.09.2022.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zenodo.org/record/3464074#.XzL50TVS-01" xlink:type="simple">https://zenodo.org/record/3464074#.XzL50T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nacio Alvarez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ic analysis of linear electric circuits with Maxima CAS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412" calcext:value-type="float">
            <text:p>41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18.10.2020.</text:p>
          </table:table-cell>
          <table:table-cell office:value-type="float" office:value="460" calcext:value-type="float">
            <text:p>46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8.09.2022.</text:p>
          </table:table-cell>
          <table:table-cell office:value-type="float" office:value="919" calcext:value-type="float">
            <text:p>919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<text:a xlink:href="https://zenodo.org/record/3533544#.XzL6BTVS-01" xlink:type="simple">https://zenodo.org/record/3533544#.XzL6BT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jan V. Tošić</text:p>
          </table:table-cell>
          <table:table-cell office:value-type="string" calcext:value-type="string">
            <text:p>Milka M. Potrebić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na slobodnog sotvera za elektromagnetsko modelovanje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8.10.2020.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8.09.2022.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zenodo.org/record/3539019#.XzL6SjVS-01" xlink:type="simple">https://zenodo.org/record/3539019#.XzL6Sj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odrag Tas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ward open-source robotics – ROS use case in industrial and mobile robotics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18.10.2020.</text:p>
          </table:table-cell>
          <table:table-cell office:value-type="float" office:value="164" calcext:value-type="float">
            <text:p>16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8.09.2022.</text:p>
          </table:table-cell>
          <table:table-cell office:value-type="float" office:value="228" calcext:value-type="float">
            <text:p>22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s://zenodo.org/record/3532958#.XzL6kjVS-01" xlink:type="simple">https://zenodo.org/record/3532958#.XzL6kj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ola Knežević</text:p>
          </table:table-cell>
          <table:table-cell office:value-type="string" calcext:value-type="string">
            <text:p>David Seničić</text:p>
          </table:table-cell>
          <table:table-cell office:value-type="string" calcext:value-type="string">
            <text:p>Kosta Jovanović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Technologies in Humanities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.10.2020.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8.09.2022.</text:p>
          </table:table-cell>
          <table:table-cell office:value-type="float" office:value="197" calcext:value-type="float">
            <text:p>19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zenodo.org/record/3534141#.XzL64TVS-01" xlink:type="simple">https://zenodo.org/record/3534141#.XzL64T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ca Ševkušić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 Study in Digital Humanities: Roman Inscriptions in Serbia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8.10.2020.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8.09.2022.</text:p>
          </table:table-cell>
          <table:table-cell office:value-type="float" office:value="191" calcext:value-type="float">
            <text:p>19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zenodo.org/record/3542994#.XzL7LTVS-01" xlink:type="simple">https://zenodo.org/record/3542994#.XzL7LT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ana Nikol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do open science practices lead to higher quality data?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.10.2020.</text:p>
          </table:table-cell>
          <table:table-cell office:value-type="float" office:value="245" calcext:value-type="float">
            <text:p>24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8.09.2022.</text:p>
          </table:table-cell>
          <table:table-cell office:value-type="float" office:value="312" calcext:value-type="float">
            <text:p>31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zenodo.org/record/3533204#.XzL7aTVS-01" xlink:type="simple">https://zenodo.org/record/3533204#.XzL7aT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nka Purić</text:p>
          </table:table-cell>
          <table:table-cell office:value-type="string" calcext:value-type="string">
            <text:p>Iris Žeželj</text:p>
          </table:table-cell>
          <table:table-cell office:value-type="string" calcext:value-type="string">
            <text:p>Ljiljana B. Lazarević</text:p>
          </table:table-cell>
          <table:table-cell office:value-type="string" calcext:value-type="string">
            <text:p>Goran Knežev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istical software for medical professionals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.10.2020.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.09.2022.</text:p>
          </table:table-cell>
          <table:table-cell office:value-type="float" office:value="122" calcext:value-type="float">
            <text:p>12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zenodo.org/record/3540907#.XzL7pzVS-01" xlink:type="simple">https://zenodo.org/record/3540907#.XzL7pz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ivera Djordjevic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 li se dovoljno govori o slobodnom softveru u našim školama?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8.10.2020.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8.09.2022.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zenodo.org/record/3516404#.XzL74TVS-01" xlink:type="simple">https://zenodo.org/record/3516404#.XzL74T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ana Satarić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ython in science and engineering and its integration in higher education curricula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.10.2020.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8.09.2022.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zenodo.org/record/3464079#.XzL8GTVS-01" xlink:type="simple">https://zenodo.org/record/3464079#.XzL8GTVS-01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islav Gerazov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 Free Education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.10.2020.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09.2022.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zenodo.org/record/3543594#.XzL8SDVS-01" xlink:type="simple">https://zenodo.org/record/3543594#.XzL8SD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o Kaž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Factors Promoting Women's Entry into the Serbian Labour Market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.10.2020.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.09.2022.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zenodo.org/record/3532711#.XzL8gzVS-01" xlink:type="simple">https://zenodo.org/record/3532711#.XzL8gzVS-0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jana Pavlović</text:p>
          </table:table-cell>
          <table:table-cell office:value-type="string" calcext:value-type="string">
            <text:p>Dragan Bjelic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der gap in electrical engineering at the University of Belgrade (1923-2010): Analysis of graduates' structure using R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714" calcext:value-type="float">
            <text:p>714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18.10.2020.</text:p>
          </table:table-cell>
          <table:table-cell office:value-type="float" office:value="763" calcext:value-type="float">
            <text:p>76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8.09.2022.</text:p>
          </table:table-cell>
          <table:table-cell office:value-type="float" office:value="1034" calcext:value-type="float">
            <text:p>1034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a xlink:href="https://zenodo.org/record/3520315#.XzL8tTVS-01" xlink:type="simple">https://zenodo.org/record/3520315#.XzL8tTVS-0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Biljana Stanković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SSOH workshop: Wikipedia editing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84" calcext:value-type="float">
            <text:p>18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8.10.2020.</text:p>
          </table:table-cell>
          <table:table-cell office:value-type="float" office:value="187" calcext:value-type="float">
            <text:p>18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8.09.2022.</text:p>
          </table:table-cell>
          <table:table-cell office:value-type="float" office:value="335" calcext:value-type="float">
            <text:p>33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zenodo.org/record/3516908#.XzL89TVS-03" xlink:type="simple">https://zenodo.org/record/3516908#.XzL89TVS-03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ana Madžarević</text:p>
          </table:table-cell>
          <table:table-cell office:value-type="string" calcext:value-type="string">
            <text:p>Nebojša Ratković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workshop: Symbolic circuit analysis on Android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64" calcext:value-type="float">
            <text:p>1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.10.2020.</text:p>
          </table:table-cell>
          <table:table-cell office:value-type="float" office:value="178" calcext:value-type="float">
            <text:p>17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8.09.2022.</text:p>
          </table:table-cell>
          <table:table-cell office:value-type="float" office:value="295" calcext:value-type="float">
            <text:p>29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zenodo.org/record/3516733#.XzL9MjVS-03" xlink:type="simple">https://zenodo.org/record/3516733#.XzL9MjVS-0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jan V. Tošić</text:p>
          </table:table-cell>
          <table:table-cell office:value-type="string" calcext:value-type="string">
            <text:p>Milka M. Potrebić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SSOH workshop: Open research data practices for researchers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768" calcext:value-type="float">
            <text:p>768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18.10.2020.</text:p>
          </table:table-cell>
          <table:table-cell office:value-type="float" office:value="803" calcext:value-type="float">
            <text:p>80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8.09.2022.</text:p>
          </table:table-cell>
          <table:table-cell office:value-type="float" office:value="1237" calcext:value-type="float">
            <text:p>123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a xlink:href="https://zenodo.org/record/3529463#.XzL9aDVS-01" xlink:type="simple">https://zenodo.org/record/3529463#.XzL9aDVS-01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Ljiljana B. Lazarević</text:p>
          </table:table-cell>
          <table:table-cell office:value-type="string" calcext:value-type="string">
            <text:p>Obrad Vučkovac</text:p>
          </table:table-cell>
          <table:table-cell office:value-type="string" calcext:value-type="string">
            <text:p>Milica Ševkušić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2019 Conference Report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10.2020.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8.09.2022.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zenodo.org/record/3588397#.XzL9vjVS-02" xlink:type="simple">https://zenodo.org/record/3588397#.XzL9vjVS-0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2019: Preliminary program and invitation letter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1.08.2020.</text:p>
          </table:table-cell>
          <table:table-cell office:value-type="float" office:value="551" calcext:value-type="float">
            <text:p>55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8.10.2020.</text:p>
          </table:table-cell>
          <table:table-cell office:value-type="float" office:value="585" calcext:value-type="float">
            <text:p>58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8.09.2022.</text:p>
          </table:table-cell>
          <table:table-cell office:value-type="float" office:value="892" calcext:value-type="float">
            <text:p>89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s://zenodo.org/record/3238336#.XzL-TTVS-00" xlink:type="simple">https://zenodo.org/record/3238336#.XzL-TTVS-00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usekeeping rules for the PSSOH 2021 conference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28" calcext:value-type="float">
            <text:p>228</text:p>
          </table:table-cell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<text:a xlink:href="https://zenodo.org/record/5528159#.YyZaFXZBxPY" xlink:type="simple">https://zenodo.org/record/5528159#.YyZaFXZBxPY</text:a>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nad Popović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Miloš Cvetanović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odna raznolikost na Vikipediji – primeri iz prakse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59" calcext:value-type="float">
            <text:p>25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zenodo.org/record/4748573#.YyZatXZBxPY" xlink:type="simple">https://zenodo.org/record/4748573#.YyZatXZBxPY</text:a>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a Madžarević</text:p>
          </table:table-cell>
          <table:table-cell office:value-type="string" calcext:value-type="string">
            <text:p>Nebojša Ratković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bodni i otvoreni softver u laboratorijskim i mrežnim istraživanjima u eksperimentalnoj psihologiji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515" calcext:value-type="float">
            <text:p>51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s://zenodo.org/record/4748564#.YyZbHXZBxPY" xlink:type="simple">https://zenodo.org/record/4748564#.YyZbHX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šica Filipović Đurđe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tvorena bibliotek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zenodo.org/record/4748555#.YyZb93ZBxPZ" xlink:type="simple">https://zenodo.org/record/4748555#.YyZb93ZBxPZ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ija Sag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 software Tools for Computional Linguistics: An Overview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364" calcext:value-type="float">
            <text:p>36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zenodo.org/record/4748550#.YyZcH3ZBxPY" xlink:type="simple">https://zenodo.org/record/4748550#.YyZcH3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oš D. Đur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PSI: The open repository of psychological instruments in Serbian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810" calcext:value-type="float">
            <text:p>81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zenodo.org/record/4748545#.YyZdzXZBxPY" xlink:type="simple">https://zenodo.org/record/4748545#.YyZdzX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ksandra Lazić</text:p>
          </table:table-cell>
          <table:table-cell office:value-type="string" calcext:value-type="string">
            <text:p>Ljiljana B. Lazarević</text:p>
          </table:table-cell>
          <table:table-cell office:value-type="string" calcext:value-type="string">
            <text:p>Danka Purić</text:p>
          </table:table-cell>
          <table:table-cell office:value-type="string" calcext:value-type="string">
            <text:p>Iris Žežel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of Mathematical Software in Teaching Numerical Mathematics for Students of Electrical Engineering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zenodo.org/record/4748535#.YyZeYnZBxPZ" xlink:type="simple">https://zenodo.org/record/4748535#.YyZeYnZBxPZ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aša Ćiro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 software in Meteorology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zenodo.org/record/4748517#.YyZes3ZBxPY" xlink:type="simple">https://zenodo.org/record/4748517#.YyZes3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a Toš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voreni hardver za realizaciju pogona električnog bicikla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19" calcext:value-type="float">
            <text:p>2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zenodo.org/record/4748513#.YyZe9nZBxPY" xlink:type="simple">https://zenodo.org/record/4748513#.YyZe9n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ksandar R. Mil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na softvera otvorenog koda kod vizuelizacije podataka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471" calcext:value-type="float">
            <text:p>47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zenodo.org/record/4748508#.YyZfdnZBxPY" xlink:type="simple">https://zenodo.org/record/4748508#.YyZfdn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adimir Otašević</text:p>
          </table:table-cell>
          <table:table-cell office:value-type="string" calcext:value-type="string">
            <text:p>Biljana Kosanović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voreni resursi i tehnologije za obradu srpskog jezika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485" calcext:value-type="float">
            <text:p>48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zenodo.org/record/4748505#.YyZf_HZBxPY" xlink:type="simple">https://zenodo.org/record/4748505#.YyZf_H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uk Batanović</text:p>
          </table:table-cell>
          <table:table-cell office:value-type="string" calcext:value-type="string">
            <text:p>Nikola Ljubešić</text:p>
          </table:table-cell>
          <table:table-cell office:value-type="string" calcext:value-type="string">
            <text:p>Tanja Samardžić</text:p>
          </table:table-cell>
          <table:table-cell office:value-type="string" calcext:value-type="string">
            <text:p>Maja Miličević Petrov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wards Deterministic Industrial Internet of Things Networking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zenodo.org/record/4748496#.YyZgjnZBxPY" xlink:type="simple">https://zenodo.org/record/4748496#.YyZgjn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dana Gardašević</text:p>
          </table:table-cell>
          <table:table-cell office:value-type="string" calcext:value-type="string">
            <text:p>Milica Lekić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neralized Additive Model for Electricity Load Prediction in R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3351" calcext:value-type="float">
            <text:p>3351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<text:a xlink:href="https://zenodo.org/record/4748377#.YyZhBXZBxPY" xlink:type="simple">https://zenodo.org/record/4748377#.YyZhBX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jetka Krstonije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cence slobodnog softvera i otvorenog hardvera – kratko uputstvo za nestrpljive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87" calcext:value-type="float">
            <text:p>28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zenodo.org/record/4748368#.YyZhZ3ZBxPY" xlink:type="simple">https://zenodo.org/record/4748368#.YyZhZ3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Miloš Cvetanović</text:p>
          </table:table-cell>
          <table:table-cell office:value-type="string" calcext:value-type="string">
            <text:p>Milica Ševkušić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breOffice 10<text:span text:style-name="T1">th</text:span> Anniversary Digital Sovereignty &amp; Open Document Standards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364" calcext:value-type="float">
            <text:p>3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zenodo.org/record/4748359#.YyZieXZBxPY" xlink:type="simple">https://zenodo.org/record/4748359#.YyZieX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alo Vignoli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2020 (Application of Free Software and Open Hardware) Conference Report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zenodo.org/record/4668443#.YyZi83ZBxPY" xlink:type="simple">https://zenodo.org/record/4668443#.YyZi83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gled simulatora pogodnih za držanje nastave arhitekture i organizacije računara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zenodo.org/record/4273751#.YyZjeXZBxPY" xlink:type="simple">https://zenodo.org/record/4273751#.YyZjeX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harije Radivojević</text:p>
          </table:table-cell>
          <table:table-cell office:value-type="string" calcext:value-type="string">
            <text:p>Saša Stojan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SOH &amp; Desc0n 6.0 joint workshop “How to assemble Klimerko”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zenodo.org/record/4167465#.YyZkFXZBxPY" xlink:type="simple">https://zenodo.org/record/4167465#.YyZkFX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ljka Desiree Milošević</text:p>
          </table:table-cell>
          <table:table-cell office:value-type="string" calcext:value-type="string">
            <text:p>Vanja Stanić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orial board perspective – Future and past PSSOHs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zenodo.org/record/4130331#.YyZkfXZBxPY" xlink:type="simple">https://zenodo.org/record/4130331#.YyZkfX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ica Miljković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orial board perspective – ONLINE TEACHING: a personal experience and some personal viewa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20" calcext:value-type="float">
            <text:p>22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<text:a xlink:href="https://zenodo.org/record/4130024#.YyZkyXZBxPY" xlink:type="simple">https://zenodo.org/record/4130024#.YyZkyX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rag Pejović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Agenda 202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445" calcext:value-type="float">
            <text:p>44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s://zenodo.org/record/4081743#.YyZlUnZBxPY" xlink:type="simple">https://zenodo.org/record/4081743#.YyZlUnZBxPY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and Descon workshop: How to assemble Klimerko (in Serbian: <text:s/>“PSSOH radionica: Kako napraviti Klimerka”)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308" calcext:value-type="float">
            <text:p>30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zenodo.org/record/4065185#.YyZlv3ZBxPY" xlink:type="simple">https://zenodo.org/record/4065185#.YyZlv3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Željka Desiree Milošević</text:p>
          </table:table-cell>
          <table:table-cell office:value-type="string" calcext:value-type="string">
            <text:p>Vanja Stanić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Linux installation workshop (in Serbian: “PSSOH radionica instaliranja Linuksa”)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62" calcext:value-type="float">
            <text:p>16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zenodo.org/record/3957244#.YyZmJ3ZBxPY" xlink:type="simple">https://zenodo.org/record/3957244#.YyZmJ3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kola Todorović</text:p>
          </table:table-cell>
          <table:table-cell office:value-type="string" calcext:value-type="string">
            <text:p>Mihajlo Pavlović</text:p>
          </table:table-cell>
          <table:table-cell office:value-type="string" calcext:value-type="string">
            <text:p>Dejan Petković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voreni generator izveštaja i skripti zasnovan na parseru well-formed XML dokumenta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<text:a xlink:href="https://zenodo.org/record/6506447#.YyZno3ZBxPY" xlink:type="simple">https://zenodo.org/record/6506447#.YyZno3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ladimir Otašević</text:p>
          </table:table-cell>
          <table:table-cell office:value-type="string" calcext:value-type="string">
            <text:p>Biljana Kosanović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Otvoreni softver za veštačku inteligenciju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zenodo.org/record/6506436#.YyZoO3ZBxPY" xlink:type="simple">https://zenodo.org/record/6506436#.YyZoO3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ran Ševarac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ee Software for Analog and Digital Design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zenodo.org/record/6506432#.YyZoeHZBxPY" xlink:type="simple">https://zenodo.org/record/6506432#.YyZoeH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šan N. Gruj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owards FAIR Principles for Open Hardware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488" calcext:value-type="float">
            <text:p>48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zenodo.org/record/6506428#.YyZou3ZBxPY" xlink:type="simple">https://zenodo.org/record/6506428#.YyZou3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Ana Trisovic</text:p>
          </table:table-cell>
          <table:table-cell office:value-type="string" calcext:value-type="string">
            <text:p>Limor Pe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ee Software in Speech Technology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zenodo.org/record/6506421#.YyZo_3ZBxPY" xlink:type="simple">https://zenodo.org/record/6506421#.YyZo_3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nislav Gerazov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Sample: A Free, User-friendly App for Collecting Experience Sampling Data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zenodo.org/record/6506413#.YyZpO3ZBxPY" xlink:type="simple">https://zenodo.org/record/6506413#.YyZpO3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iljana B. Lazarević</text:p>
          </table:table-cell>
          <table:table-cell office:value-type="string" calcext:value-type="string">
            <text:p>Goran Knežević</text:p>
          </table:table-cell>
          <table:table-cell office:value-type="string" calcext:value-type="string">
            <text:p>Danka Purić</text:p>
          </table:table-cell>
          <table:table-cell office:value-type="string" calcext:value-type="string">
            <text:p>Iris Žežel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čenje na daljinu – studija slučaja ETF-OL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zenodo.org/record/6506406#.YyZpuXZBxPY" xlink:type="simple">https://zenodo.org/record/6506406#.YyZpuX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oš Dako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zazovi u realizaciji nastave na predmetu osnovnih studija Programiranje mobilnih uređaja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40" calcext:value-type="float">
            <text:p>14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zenodo.org/record/6506397#.YyZp83ZBxPY" xlink:type="simple">https://zenodo.org/record/6506397#.YyZp83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o Mićović</text:p>
          </table:table-cell>
          <table:table-cell office:value-type="string" calcext:value-type="string">
            <text:p>Uroš Radenković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ee IC Design in Education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zenodo.org/record/6506380#.YyZqWnZBxPY" xlink:type="simple">https://zenodo.org/record/6506380#.YyZqWn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ndar Pajkano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rišćenje otvorenog softvera u nastavi informatike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zenodo.org/record/6506364#.YyZqlXZBxPY" xlink:type="simple">https://zenodo.org/record/6506364#.YyZqlX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manja Miloše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voreni (interaktivni) udžbenici – Pregled i primer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zenodo.org/record/6506354#.YyZq2XZBxPY" xlink:type="simple">https://zenodo.org/record/6506354#.YyZq2X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jan Paj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 Engineering Textbook Typesetting Using Sphinx Documentation Generator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zenodo.org/record/6506339#.YyZrGnZBxPY" xlink:type="simple">https://zenodo.org/record/6506339#.YyZrGn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ladimir Milovano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borg kao šansa ili opomena: Da li digitalna evolucija briše ironiju iz feminističkog mita o kiborgu?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318" calcext:value-type="float">
            <text:p>31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zenodo.org/record/6506292#.YyZrenZBxPY" xlink:type="simple">https://zenodo.org/record/6506292#.YyZrenZBxPY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ilija Radibratović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dy Lamarr and Frequency Hopping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336" calcext:value-type="float">
            <text:p>33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zenodo.org/record/6188646#.YyZr-XZBxPY" xlink:type="simple">https://zenodo.org/record/6188646#.YyZr-XZBxPY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oš D. Đurić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Case for Free Textbooks and Educational Software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zenodo.org/record/6059401#.YyZsMHZBxPY" xlink:type="simple">https://zenodo.org/record/6059401#.YyZsMH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ksandar Kavčić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overeignty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zenodo.org/record/5713734#.YyZsk3ZBxPY" xlink:type="simple">https://zenodo.org/record/5713734#.YyZsk3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alo Vignoli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tural evolution of an answering machine, A home server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zenodo.org/record/5573726#.YyZsxnZBxPY" xlink:type="simple">https://zenodo.org/record/5573726#.YyZsxn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rag Pejović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SSOH Linux installation workshop 2021 (in Serbian: “PSSOH radionica instaliranja Linuksa”)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zenodo.org/record/5573713#.YyZtN3ZBxPY" xlink:type="simple">https://zenodo.org/record/5573713#.YyZtN3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kola Todorović</text:p>
          </table:table-cell>
          <table:table-cell office:value-type="string" calcext:value-type="string">
            <text:p>Nebojša Jovanović</text:p>
          </table:table-cell>
          <table:table-cell office:value-type="string" calcext:value-type="string">
            <text:p>Sara Živković</text:p>
          </table:table-cell>
          <table:table-cell office:value-type="string" calcext:value-type="string">
            <text:p>Danilo Đokić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ymPyCAP workshop (in Serbian: “SymPyCAP radionica”)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zenodo.org/record/5573644#.YyZuAXZBxPY" xlink:type="simple">https://zenodo.org/record/5573644#.YyZuAXZBxP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ja Dodović</text:p>
          </table:table-cell>
          <table:table-cell office:value-type="string" calcext:value-type="string">
            <text:p>Jelena Bakić</text:p>
          </table:table-cell>
          <table:table-cell office:value-type="string" calcext:value-type="string">
            <text:p>Katarina Stanković</text:p>
          </table:table-cell>
          <table:table-cell office:value-type="string" calcext:value-type="string">
            <text:p>Nikola Ilić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Agenda 2021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76" calcext:value-type="float">
            <text:p>2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zenodo.org/record/5522929#.YyZu23ZBxPY" xlink:type="simple">https://zenodo.org/record/5522929#.YyZu23ZBxP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Predrag Pejović</text:p>
          </table:table-cell>
          <table:table-cell office:value-type="string" calcext:value-type="string">
            <text:p>Miloš Cvetanović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SOH paper template / Obrazac za pisanje PSSOH radova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6"/>
          <table:table-cell office:value-type="string" calcext:value-type="string">
            <text:p>18.09.2022.</text:p>
          </table:table-cell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zenodo.org/record/5084626#.YyZvGXZBxPY" xlink:type="simple">https://zenodo.org/record/5084626#.YyZvGXZBxP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ca Miljković</text:p>
          </table:table-cell>
          <table:table-cell office:value-type="string" calcext:value-type="string">
            <text:p>Miloš Daković</text:p>
          </table:table-cell>
          <table:table-cell office:value-type="string" calcext:value-type="string">
            <text:p>Miloš Cvetanović</text:p>
          </table:table-cell>
          <table:table-cell office:value-type="string" calcext:value-type="string">
            <text:p>Predrag Pejović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1T21:27:57.431000000</meta:creation-date>
    <meta:generator>LibreOffice/7.0.4.2$Windows_X86_64 LibreOffice_project/dcf040e67528d9187c66b2379df5ea4407429775</meta:generator>
    <dc:date>2022-09-25T19:55:37.561000000</dc:date>
    <meta:editing-duration>PT5H52M27S</meta:editing-duration>
    <meta:editing-cycles>56</meta:editing-cycles>
    <meta:document-statistic meta:table-count="1" meta:cell-count="1526" meta:object-count="0"/>
  </office:meta>
</office:document-meta>
</file>